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ans serif" svg:font-family="'Sans serif'" style:font-family-generic="swiss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826in" table:align="right"/>
    </style:style>
    <style:style style:name="Table1.A" style:family="table-column">
      <style:table-column-properties style:column-width="3.316in"/>
    </style:style>
    <style:style style:name="Table1.B" style:family="table-column">
      <style:table-column-properties style:column-width="3.3667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3507in" style:rel-column-width="3385*"/>
    </style:style>
    <style:style style:name="Table2.B" style:family="table-column">
      <style:table-column-properties style:column-width="3.8333in" style:rel-column-width="5520*"/>
    </style:style>
    <style:style style:name="Table2.C" style:family="table-column">
      <style:table-column-properties style:column-width="0.509in" style:rel-column-width="73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 style:list-style-name="L1">
      <style:text-properties style:font-name="Sans serif" fo:font-size="11pt" officeooo:rsid="000a0641" officeooo:paragraph-rsid="000a0641" style:font-size-asian="11pt" style:font-size-complex="11pt"/>
    </style:style>
    <style:style style:name="P2" style:family="paragraph" style:parent-style-name="Standard" style:list-style-name="L1">
      <style:text-properties style:font-name="Sans serif" fo:font-size="11pt" officeooo:rsid="000aa9b4" officeooo:paragraph-rsid="000aa9b4" style:font-size-asian="11pt" style:font-size-complex="11pt"/>
    </style:style>
    <style:style style:name="P3" style:family="paragraph" style:parent-style-name="Standard">
      <style:text-properties style:font-name="Sans serif" fo:font-size="11pt" officeooo:rsid="000b8714" officeooo:paragraph-rsid="000b8714" style:font-size-asian="11pt" style:font-size-complex="11pt"/>
    </style:style>
    <style:style style:name="P4" style:family="paragraph" style:parent-style-name="Table_20_Contents">
      <style:text-properties style:font-name="Sans serif" fo:font-size="11pt" officeooo:rsid="000aa9b4" officeooo:paragraph-rsid="000aa9b4" style:font-size-asian="11pt" style:font-size-complex="11pt"/>
    </style:style>
    <style:style style:name="P5" style:family="paragraph" style:parent-style-name="Table_20_Contents">
      <style:text-properties style:font-name="Sans serif" fo:font-size="11pt" officeooo:rsid="000aa9b4" officeooo:paragraph-rsid="000b8714" style:font-size-asian="11pt" style:font-size-complex="11pt"/>
    </style:style>
    <style:style style:name="P6" style:family="paragraph" style:parent-style-name="Table_20_Contents">
      <style:text-properties style:font-name="Sans serif" fo:font-size="11pt" officeooo:rsid="000b8714" officeooo:paragraph-rsid="000b8714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style:font-name="Sans serif" fo:font-size="11pt" officeooo:rsid="000b8714" officeooo:paragraph-rsid="000b8714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9338039" text:style-name="L1">
        <text:list-item>
          <text:p text:style-name="P1">Mainboard, CPU, GPU, RAM, SSD</text:p>
        </text:list-item>
        <text:list-item>
          <text:p text:style-name="P1">1) 1. Der Auftrag ist sehr groß und die Komponenten können bei dieser Menge kaum</text:p>
          <text:p text:style-name="P1"><text:s text:c="8"/>gelagert werden.</text:p>
          <text:p text:style-name="P1"><text:s text:c="4"/>2. Es gibt sehr viele Komponenten (Hersteller, Modelle, Leistungsfähigkeit), sodass das</text:p>
          <text:p text:style-name="P1"><text:s text:c="8"/>Unternehmen unmöglich alle verschiedenen Varianten lagern kann.</text:p>
          <text:p text:style-name="P1"><text:s text:c="4"/>3. Hardwarekomponenten unterliegen normalerweise einer schnellen Veralterung, so dass</text:p>
          <text:p text:style-name="P1"><text:s text:c="8"/>die Lagerung ein zu hohes Risiko wäre (hoher Wertverlust).</text:p>
          <text:p text:style-name="P1"><text:s text:c="4"/>4. Die Lagerung der Komponenten würde zu hohe Lagerkosten (Miet-, Abschreibungs-,</text:p>
          <text:p text:style-name="P1"><text:s text:c="8"/>Instandhaltung-, Energie-, Personal-, Kapitalbindungskosten, Steuern und</text:p>
          <text:p text:style-name="P1"><text:s text:c="8"/>Versicherung) verursachen.</text:p>
          <text:p text:style-name="P1">2) Vorteile Großhändler:</text:p>
          <text:p text:style-name="P1"><text:s text:c="4"/>1. Der Großhändler ist bekannt, bei ihm wurde schon häufig bestellt, sodass wir seine</text:p>
          <text:p text:style-name="P1"><text:s text:c="8"/>Konditionen kennen (Ansprechpartner, Liefer- und Zahlungsbedingungen usw. Sind</text:p>
          <text:p text:style-name="P1"><text:s text:c="8"/>bekannt).</text:p>
          <text:p text:style-name="P1"><text:s text:c="4"/>2. Die Beschaffung kann deutlich schneller durchgeführt werden (Zeitaufwändige Suche</text:p>
          <text:p text:style-name="P1"><text:s text:c="8"/>ist nicht nötig).</text:p>
          <text:p text:style-name="P1"><text:s text:c="4"/>3. Der Bezug der gesamten benötigten Menge wird günstiger (Rabatte, Versandkostenfrei)</text:p>
          <text:p text:style-name="P1">3) Nachteile Großhändler:</text:p>
          <text:p text:style-name="P1"><text:s text:c="4"/>1. Ggf. sind die Komponenten bei anderen Anbietern günstiger.</text:p>
          <text:p text:style-name="P1"><text:s text:c="4"/>2. Die anderen Lieferanten bieten günstigere Konditionen (Lieferbedingungen wie</text:p>
          <text:p text:style-name="P1"><text:s text:c="8"/>Lieferzeit und Lieferkosten, Zahlungsbedingungen, Zuverlässiger).</text:p>
        </text:list-item>
        <text:list-item>
          <text:p text:style-name="P1">1) 1. Lieferbedingungen (Lieferzeit, Lieferkosten)</text:p>
          <text:p text:style-name="P1"><text:s text:c="4"/>2. Zahlungsbedingungen (Zahlungszeit, -kosten)</text:p>
          <text:p text:style-name="P1"><text:s text:c="4"/>3. Eigentumsübertragung (z. B. Eigentumsvorbehalt)</text:p>
          <text:p text:style-name="P1"><text:s text:c="4"/>4. Erfüllungsort und Gerichtsstand</text:p>
          <text:p text:style-name="P2">2) Ein Angebot ist eine <text:span text:style-name="T1">rechtsverbindliche Willenserklärung</text:span><text:span text:style-name="T2">: Der Anbietene ist rechtlich</text:span></text:p>
          <text:p text:style-name="P2"><text:span text:style-name="T2"><text:s text:c="4"/>an das Angebotene gebunden. Wenn der Empfänger das Angebot annimmt, ergibt sich</text:span></text:p>
          <text:p text:style-name="P2"><text:span text:style-name="T2"><text:s text:c="4"/>hieraus ein Vertrag.</text:span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Verbindliches Angebot</text:p>
          </table:table-cell>
          <table:table-cell table:style-name="Table1.B1" office:value-type="string">
            <text:p text:style-name="P4">Unverbindliches Angebot</text:p>
          </table:table-cell>
        </table:table-row>
        <table:table-row>
          <table:table-cell table:style-name="Table1.A2" office:value-type="string">
            <text:p text:style-name="P4">Der Anbieter ist während der <text:span text:style-name="T1">Bindungsfrist</text:span> an sein Angebot gebunden</text:p>
          </table:table-cell>
          <table:table-cell table:style-name="Table1.B2" office:value-type="string">
            <text:p text:style-name="P4">Der Anbieter ist <text:span text:style-name="T1">rechtlich nicht</text:span> an sein Angebot gebunden, es liegt eine <text:span text:style-name="T1">Anpreisung</text:span> vor</text:p>
          </table:table-cell>
        </table:table-row>
        <table:table-row>
          <table:table-cell table:style-name="Table1.A2" office:value-type="string">
            <text:p text:style-name="P4">Bindungsfrist</text:p>
            <text:p text:style-name="P5">- Das Angebot enthält eine konkrete</text:p>
            <text:p text:style-name="P5"><text:s text:c="2"/>Bindungsfrist (z.B. “Angebot gültig bis Ende</text:p>
            <text:p text:style-name="P5"><text:s text:c="2"/>März 20x1”, “Angebot gültig 36 KW”)</text:p>
            <text:p text:style-name="P5">- Gemäß BGB “Angebot gilt so lange, wie unter</text:p>
            <text:p text:style-name="P5"><text:s text:c="2"/>den gewöhnlichen Umständen mit einer</text:p>
            <text:p text:style-name="P5"><text:s text:c="2"/>Antwort zu rechnen ist”.</text:p>
            <text:p text:style-name="P5"><text:s text:c="2"/>- Mündlich: (Unter Anwesenden, telefonisch),</text:p>
            <text:p text:style-name="P5"><text:s text:c="4"/>gültig nur solange das Gespräch andauert</text:p>
            <text:p text:style-name="P4"><text:s text:c="2"/>- Schriftlich: Gültig 6 bis 7 Tage</text:p>
          </table:table-cell>
          <table:table-cell table:style-name="Table1.B2" office:value-type="string">
            <text:p text:style-name="P4">Das Angebot</text:p>
            <text:p text:style-name="P4">- an eine bestimmte Person enthält eine</text:p>
            <text:p text:style-name="P4"><text:span text:style-name="T1"><text:s text:c="2"/>Freizechnungsklause</text:span><text:span text:style-name="T2"> (völlige</text:span></text:p>
            <text:p text:style-name="P5"><text:span text:style-name="T2"><text:s text:c="2"/>Unverbindlichkeit: “Unverbindliches Angebot”,</text:span></text:p>
            <text:p text:style-name="P5"><text:span text:style-name="T2"><text:s text:c="2"/>“Angebot ohne Obligo”; in Teilen unverbindlich:</text:span></text:p>
            <text:p text:style-name="P5"><text:span text:style-name="T2"><text:s text:c="2"/>“Solange der Vorrat reicht”, “Unverbindliche</text:span></text:p>
            <text:p text:style-name="P5"><text:span text:style-name="T2"><text:s text:c="2"/>Preisempfehlung”, “aktueller Tagespreis”)</text:span></text:p>
            <text:p text:style-name="P5"><text:span text:style-name="T2">- ist nicht an eine bestimmte Person gerichtet:</text:span></text:p>
            <text:p text:style-name="P5"><text:span text:style-name="T2"><text:s text:c="2"/>Es liegt grundsätzlich eine Anpreisung (kein</text:span></text:p>
            <text:p text:style-name="P5"><text:span text:style-name="T2"><text:s text:c="2"/>Angebot) vor</text:span></text:p>
          </table:table-cell>
        </table:table-row>
      </table:table>
      <text:p text:style-name="P3"><text:span text:style-name="T2"/></text:p>
      <text:p text:style-name="P3"><text:span text:style-name="T2">3.3) Nettoangebotspreis: 11.067,00€ / 119 * 100 = 9.300,00€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Nettopreis</text:p>
          </table:table-cell>
          <table:table-cell table:style-name="Table2.A1" office:value-type="string">
            <text:p text:style-name="P6">9.300,00€</text:p>
          </table:table-cell>
          <table:table-cell table:style-name="Table2.C1" office:value-type="string">
            <text:p text:style-name="P7">100%</text:p>
          </table:table-cell>
        </table:table-row>
        <table:table-row>
          <table:table-cell table:style-name="Table2.A2" office:value-type="string">
            <text:p text:style-name="P6">+ Mehrwert-/Umsatzsteuer 19%</text:p>
          </table:table-cell>
          <table:table-cell table:style-name="Table2.A2" office:value-type="string">
            <text:p text:style-name="P6">1.767,00€</text:p>
          </table:table-cell>
          <table:table-cell table:style-name="Table2.C2" office:value-type="string">
            <text:p text:style-name="P7">19%</text:p>
          </table:table-cell>
        </table:table-row>
        <table:table-row>
          <table:table-cell table:style-name="Table2.A2" office:value-type="string">
            <text:p text:style-name="P6">Bruttopreis</text:p>
          </table:table-cell>
          <table:table-cell table:style-name="Table2.A2" office:value-type="string">
            <text:p text:style-name="P6">11.067,00€</text:p>
          </table:table-cell>
          <table:table-cell table:style-name="Table2.C2" office:value-type="string">
            <text:p text:style-name="P7">119%</text:p>
          </table:table-cell>
        </table:table-row>
      </table:table>
      <text:p text:style-name="P3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ans serif" svg:font-family="'Sans serif'" style:font-family-generic="swiss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09:56:39.351272097</meta:creation-date>
    <dc:date>2022-09-29T10:54:34.069276808</dc:date>
    <meta:editing-duration>PT2H23M1S</meta:editing-duration>
    <meta:editing-cycles>4</meta:editing-cycles>
    <meta:generator>LibreOffice/7.4.1.2$MacOSX_X86_64 LibreOffice_project/3c58a8f3a960df8bc8fd77b461821e42c061c5f0</meta:generator>
    <meta:document-statistic meta:table-count="2" meta:image-count="0" meta:object-count="0" meta:page-count="1" meta:paragraph-count="62" meta:word-count="347" meta:character-count="2790" meta:non-whitespace-character-count="2354"/>
  </office:meta>
</office:document-meta>
</file>